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10000020E24DFEA21.png" manifest:media-type="image/png"/>
  <manifest:file-entry manifest:full-path="Pictures/10000001000000CC000000C0AF7AE8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76cm" svg:height="11.553cm" svg:x="8.5cm" svg:y="2cm">
          <draw:image xlink:href="Pictures/10000001000000CC000000C0AF7AE8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27.999cm" svg:height="11.496cm" svg:x="0.078cm" svg:y="2.19cm">
          <draw:image xlink:href="Pictures/10000001000005010000020E24DFEA2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I decided to write the code in assembly 8086</text:p>
                <text:p>Instead of <text:s/>c++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22:47:53.241581124</meta:creation-date>
    <dc:date>2025-01-23T22:56:54.248698837</dc:date>
    <meta:editing-duration>PT1M51S</meta:editing-duration>
    <meta:editing-cycles>3</meta:editing-cycles>
    <meta:generator>LibreOffice/24.2.6.2$Linux_X86_64 LibreOffice_project/420$Build-2</meta:generator>
    <meta:document-statistic meta:object-count="30"/>
  </office:meta>
</office:document-meta>
</file>